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Bitstream Vera Sans Mono1" svg:font-family="'Bitstream Vera Sans Mono'"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6.999cm" style:type="right"/>
        </style:tab-stops>
      </style:paragraph-properties>
      <style:text-properties fo:font-size="10pt" style:font-size-asian="10pt" style:font-size-complex="10pt"/>
    </style:style>
    <style:style style:name="P2" style:family="paragraph" style:parent-style-name="Text_20_body">
      <style:text-properties style:font-name="Bitstream Vera Sans" fo:font-style="normal" style:font-name-asian="Lucida Sans Unicode" style:font-style-asian="normal" style:font-name-complex="Tahoma" style:font-style-complex="normal"/>
    </style:style>
    <style:style style:name="P3" style:family="paragraph" style:parent-style-name="Text_20_body">
      <style:text-properties style:font-name="Bitstream Vera Sans Mono" fo:font-style="normal" fo:font-weight="normal" style:font-name-asian="Lucida Sans Unicode" style:font-style-asian="normal" style:font-weight-asian="normal" style:font-name-complex="Tahoma" style:font-style-complex="normal" style:font-weight-complex="normal"/>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style:font-name="Bitstream Vera Sans Mono1"/>
    </style:style>
    <style:style style:name="P8" style:family="paragraph" style:parent-style-name="Text_20_body" style:list-style-name="List_20_2"/>
    <style:style style:name="P9" style:family="paragraph" style:parent-style-name="Text_20_body" style:list-style-name="List_20_2">
      <style:text-properties style:font-name="Bitstream Vera Sans" fo:font-style="normal" style:font-name-asian="Lucida Sans Unicode" style:font-style-asian="normal" style:font-name-complex="Tahoma" style:font-style-complex="normal"/>
    </style:style>
    <style:style style:name="P10" style:family="paragraph" style:parent-style-name="Text_20_body">
      <style:text-properties style:font-name="Bitstream Vera Sans" fo:font-style="normal" fo:font-weight="normal" style:font-name-asian="Lucida Sans Unicode" style:font-style-asian="normal" style:font-weight-asian="normal" style:font-name-complex="Tahoma" style:font-style-complex="normal" style:font-weight-complex="normal"/>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Heading_20_2">
      <style:text-properties fo:font-style="italic" style:font-style-asian="italic" style:font-style-complex="italic"/>
    </style:style>
    <style:style style:name="P13" style:family="paragraph" style:parent-style-name="Heading_20_2">
      <style:text-properties style:font-name="Bitstream Vera Sans" fo:font-style="italic" style:font-name-asian="Lucida Sans Unicode" style:font-style-asian="italic" style:font-name-complex="Tahoma" style:font-style-complex="italic"/>
    </style:style>
    <style:style style:name="P14" style:family="paragraph" style:parent-style-name="Heading_20_3" style:list-style-name="List_20_1"/>
    <style:style style:name="P15" style:family="paragraph" style:parent-style-name="Heading_20_3" style:list-style-name="List_20_1">
      <style:text-properties fo:font-style="normal" fo:font-weight="bold" style:font-style-asian="normal" style:font-weight-asian="bold" style:font-style-complex="normal" style:font-weight-complex="bold"/>
    </style:style>
    <style:style style:name="P16" style:family="paragraph" style:parent-style-name="Heading_20_3" style:list-style-name="List_20_1">
      <style:text-properties style:font-name="Bitstream Vera Sans" fo:font-style="normal" fo:font-weight="bold" style:font-name-asian="Lucida Sans Unicode" style:font-style-asian="normal" style:font-weight-asian="bold" style:font-name-complex="Tahoma"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style:font-name-asian="Lucida Sans Unicode" style:font-style-asian="normal" style:font-weight-asian="normal" style:font-name-complex="Tahoma" style:font-style-complex="normal" style:font-weight-complex="normal"/>
    </style:style>
    <style:style style:name="T8" style:family="text">
      <style:text-properties fo:font-weight="bold" style:font-weight-asian="bold" style:font-weight-complex="bold"/>
    </style:style>
    <style:style style:name="T9" style:family="text">
      <style:text-properties style:font-name="Bitstream Vera Sans"/>
    </style:style>
    <style:style style:name="T10" style:family="text">
      <style:text-properties style:font-name="Bitstream Vera Sans" style:font-name-asian="Lucida Sans Unicode" style:font-name-complex="Tahoma"/>
    </style:style>
    <style:style style:name="T11" style:family="text">
      <style:text-properties style:font-name="Bitstream Vera Sans" fo:font-style="normal" style:font-name-asian="Lucida Sans Unicode" style:font-style-asian="normal" style:font-name-complex="Tahoma" style:font-style-complex="normal"/>
    </style:style>
    <style:style style:name="T12" style:family="text">
      <style:text-properties style:font-name="Bitstream Vera Sans" fo:font-style="normal" fo:font-weight="bold" style:font-name-asian="Lucida Sans Unicode" style:font-style-asian="normal" style:font-weight-asian="bold" style:font-name-complex="Tahoma" style:font-style-complex="normal" style:font-weight-complex="bold"/>
    </style:style>
    <style:style style:name="T13" style:family="text">
      <style:text-properties style:font-name="Bitstream Vera Sans" fo:font-style="normal" fo:font-weight="normal" style:font-name-asian="Lucida Sans Unicode" style:font-style-asian="normal" style:font-weight-asian="normal" style:font-name-complex="Tahoma" style:font-style-complex="normal" style:font-weight-complex="normal"/>
    </style:style>
    <style:style style:name="T14" style:family="text">
      <style:text-properties style:font-name="Bitstream Vera Sans" fo:font-style="italic" style:font-name-asian="Lucida Sans Unicode" style:font-style-asian="italic" style:font-name-complex="Tahoma" style:font-style-complex="italic"/>
    </style:style>
    <style:style style:name="T15" style:family="text">
      <style:text-properties style:font-name="Bitstream Vera Sans" fo:font-style="italic" fo:font-weight="bold" style:font-name-asian="Lucida Sans Unicode" style:font-style-asian="italic" style:font-weight-asian="bold" style:font-name-complex="Tahoma" style:font-style-complex="italic" style:font-weight-complex="bold"/>
    </style:style>
    <style:style style:name="T16" style:family="text">
      <style:text-properties style:font-name="Bitstream Vera Sans" fo:font-style="italic" fo:font-weight="normal" style:font-name-asian="Lucida Sans Unicode" style:font-style-asian="italic" style:font-weight-asian="normal" style:font-name-complex="Tahoma" style:font-style-complex="italic" style:font-weight-complex="normal"/>
    </style:style>
    <style:style style:name="T17" style:family="text">
      <style:text-properties style:font-name="Bitstream Vera Sans" fo:font-weight="bold" style:font-name-asian="Lucida Sans Unicode" style:font-weight-asian="bold" style:font-name-complex="Tahoma"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mpiling a working GNU toolchain under Windows</text:h>
      <text:h text:style-name="Heading_20_2" text:outline-level="2">Introduction</text:h>
      <text:p text:style-name="Text_20_body">Compiling a GNU toolchain under Windows can be a pain in the ass. While this is now automated for ReactOS through the <text:span text:style-name="T1">buildtoolchain.sh</text:span><text:span text:style-name="T4"> scripts, I'm giving some hints here for manually compiling it, so you don't run into the same problems I have gone through. This can also be useful for compiling a later version of the tools if my script should fail for them.</text:span></text:p>
      <text:p text:style-name="P5">This tutorial is directed at GCC 4.1.3 and 4.4.2. These are the two versions, which were compiled for ReactOS so far.</text:p>
      <text:h text:style-name="P12" text:outline-level="2">Conventions</text:h>
      <text:p text:style-name="Text_20_body"><text:span text:style-name="T4">In this tutorial, we assume that you use </text:span><text:span text:style-name="T1">/c/buildtoolchain/mingw</text:span><text:span text:style-name="T4"> for </text:span><text:span text:style-name="T1">--prefix</text:span><text:span text:style-name="T4"> and </text:span><text:span text:style-name="T1">mingw32</text:span><text:span text:style-name="T4"> for </text:span><text:span text:style-name="T1">--</text:span><text:span text:style-name="T1">build</text:span><text:span text:style-name="T4">, </text:span><text:span text:style-name="T1">--</text:span><text:span text:style-name="T1">host</text:span><text:span text:style-name="T4"> and </text:span><text:span text:style-name="T1">--</text:span><text:span text:style-name="T1">target</text:span><text:span text:style-name="T4">.</text:span></text:p>
      <text:p text:style-name="P4"><text:span text:style-name="T11">The latter is done to perform an entirely native build of GCC. To prevent it from doing any cross-compiling, the values for </text:span><text:span text:style-name="T14">--build</text:span><text:span text:style-name="T11">, </text:span><text:span text:style-name="T14">--host</text:span><text:span text:style-name="T11"> and </text:span><text:span text:style-name="T14">--target</text:span><text:span text:style-name="T11"> need to be exactly the same.</text:span></text:p>
      <text:p text:style-name="P4"><text:span text:style-name="T11">One might think, it's the easiest to drop these parameters completely, because the scripts will autodetect the correct values for them. But as of 2009-10-27, the ReactOS Makefile only properly detects compilers built for the </text:span><text:span text:style-name="T14">mingw32</text:span><text:span text:style-name="T11"> target while the autodetected value is </text:span><text:span text:style-name="T14">i686-pc-mingw32</text:span><text:span text:style-name="T11"> under MSYS. This little difference makes the tree unbuildable with such a GCC.</text:span></text:p>
      <text:p text:style-name="P6"><text:span text:style-name="T10">If you want i686 optimizations while still using </text:span><text:span text:style-name="T14">mingw32</text:span><text:span text:style-name="T10">, you can pass </text:span><text:span text:style-name="T14">-march=i686</text:span><text:span text:style-name="T10"> through the appropriate compiler flags.</text:span></text:p>
      <text:h text:style-name="P12" text:outline-level="2">General notes</text:h>
      <text:list xml:id="list43167687" text:style-name="List_20_1">
        <text:list-item>
          <text:list>
            <text:list-item>
              <text:list>
                <text:list-item>
                  <text:h text:style-name="P14" text:outline-level="3">Prepare a proper MSYS build environment</text:h>
                </text:list-item>
              </text:list>
            </text:list-item>
          </text:list>
        </text:list-item>
      </text:list>
      <text:p text:style-name="P2">Cross builds from Cygwin or Linux aren't good alternatives for an MSYS build environment. For example, you can't do a profile-optimized bootstrapped build with them. Additionally, such cross builds can require more arrangements and different parameters, which aren't described here.</text:p>
      <text:p text:style-name="P2">To set up a proper MSYS build environment, you need at least the following packages from the <text:a xlink:type="simple" xlink:href="http://sourceforge.net/projects/mingw/files/">MinGW.org site</text:a>:</text:p>
      <text:list xml:id="list43187208" text:style-name="List_20_2">
        <text:list-item>
          <text:p text:style-name="P9">GCC Version 3</text:p>
        </text:list-item>
        <text:list-item>
          <text:p text:style-name="P9">GNU Binutils</text:p>
        </text:list-item>
        <text:list-item>
          <text:p text:style-name="P9">MSYS Base System</text:p>
        </text:list-item>
        <text:list-item>
          <text:p text:style-name="P9">MSYS bison</text:p>
        </text:list-item>
        <text:list-item>
          <text:p text:style-name="P9">MSYS flex</text:p>
        </text:list-item>
        <text:list-item>
          <text:p text:style-name="P9">MSYS regex (regex-1.x)</text:p>
        </text:list-item>
        <text:list-item>
          <text:p text:style-name="P9"><text:soft-page-break/>MinGW API for MS-Windows</text:p>
        </text:list-item>
        <text:list-item>
          <text:p text:style-name="P9">MinGW Runtime</text:p>
        </text:list-item>
      </text:list>
      <text:list xml:id="list43644899" text:continue-list="list43167687" text:style-name="List_20_1">
        <text:list-item>
          <text:list>
            <text:list-item>
              <text:list>
                <text:list-item>
                  <text:h text:style-name="P14" text:outline-level="3">Decide what kind of build you want to do</text:h>
                </text:list-item>
              </text:list>
            </text:list-item>
          </text:list>
        </text:list-item>
      </text:list>
      <text:p text:style-name="P5">This tutorial covers these three types:</text:p>
      <text:list xml:id="list43666199" text:continue-list="list43187208" text:style-name="List_20_2">
        <text:list-item>
          <text:p text:style-name="P8"><text:span text:style-name="T5">Normal build using</text:span><text:span text:style-name="T8"> </text:span><text:span text:style-name="T2">make</text:span><text:span text:style-name="T4"><text:line-break/>This is the fastest method to compile GCC, but also the least safe one. No real stress test for the new compiler is done and bugs from the host compiler could get into the compiled one.</text:span></text:p>
        </text:list-item>
        <text:list-item>
          <text:p text:style-name="P8"><text:span text:style-name="T5">Bootstrapped build using </text:span><text:span text:style-name="T2">make bootstrap</text:span><text:span text:style-name="T5"><text:line-break/></text:span><text:span text:style-name="T6">This method compiles GCC three times and therefore takes much more time. At the beginning, it does a normal build of GCC using the host compiler. After that, this GCC is built again using the now built compiler. Finally, GCC is built for a third time with the previously built compiler. The build system can then verify the compiler by checking whether the last build result equals the previous one.</text:span></text:p>
        </text:list-item>
        <text:list-item>
          <text:p text:style-name="P8"><text:span text:style-name="T5">Profile-optimized bootstrapped build using </text:span><text:span text:style-name="T2">make profiledbootstrap</text:span><text:span text:style-name="T6"><text:line-break/></text:span><text:span text:style-name="T6">Same as the bootstrapped build except that this one will also run the profiler to profile-optimize the toolchain. This of course makes it the slowest of these building options, but results in the most optimized and safe binaries.<text:line-break/>Unlike the other two types, this build method causes trouble when being run in parallel (so avoid Make's </text:span><text:span text:style-name="T3">-j</text:span><text:span text:style-name="T6"> parameter).</text:span></text:p>
        </text:list-item>
      </text:list>
      <text:p text:style-name="P6">For RosBE, we're of course using the profile-optimized bootstrapped build method now, since we want maximum performance from our built toolchain.</text:p>
      <text:list xml:id="list43666035" text:continue-list="list43644899" text:style-name="List_20_1">
        <text:list-item>
          <text:list>
            <text:list-item>
              <text:list>
                <text:list-item>
                  <text:h text:style-name="P15" text:outline-level="3">Be aware of the possible include and library directories</text:h>
                </text:list-item>
              </text:list>
            </text:list-item>
          </text:list>
        </text:list-item>
      </text:list>
      <text:p text:style-name="P4"><text:span text:style-name="T4">When building GCC, it hardcodes many pathes to include directories into the binaries. You can later find out about them by calling </text:span><text:span text:style-name="T1">cpp -v</text:span><text:span text:style-name="T4">.</text:span></text:p>
      <text:p text:style-name="Text_20_body"><text:span text:style-name="T6">Nevertheless, just a few of them will be usable for us, because many are hardcoded as absolute pathes and won't work anymore after relocating the built GCC. The only one that comes into question for us is </text:span><text:span text:style-name="T3">mingw32/include</text:span><text:span text:style-name="T6"> relative to the prefix directory. Here we have to place the MinGW Runtime and w32api headers, but this path can also be used for custom headers.</text:span></text:p>
      <text:p text:style-name="Text_20_body"><text:span text:style-name="T6">Some might argue that </text:span><text:span text:style-name="T3">include</text:span><text:span text:style-name="T6"> relative to the prefix directory is also possible and in fact, this one was used for our GCC 4.1.3 builds in RosBE. But it requires bypassing MSYS' path translation by supplying a Win32 path for </text:span><text:span text:style-name="T3">--prefix</text:span><text:span text:style-name="T6">, and this change creates even more problems we need to work around. Only one additional hack was necessary for GCC 4.1.3 here, but that doesn't help for GCC 4.4.2 and I absolutely don't recommend this way anymore.</text:span></text:p>
      <text:p text:style-name="Text_20_body"><text:span text:style-name="T6">The same applies to library directories. Use </text:span><text:span text:style-name="T3">mingw32/lib</text:span><text:span text:style-name="T6"> relative to the prefix directory for the MinGW Runtime, w32api and custom libraries.</text:span></text:p>
      <text:list xml:id="list43657704" text:continue-numbering="true" text:style-name="List_20_1">
        <text:list-item>
          <text:list>
            <text:list-item>
              <text:list>
                <text:list-item>
                  <text:h text:style-name="P16" text:outline-level="3"><text:soft-page-break/>Consider MinGW's system header concept</text:h>
                </text:list-item>
              </text:list>
            </text:list-item>
          </text:list>
        </text:list-item>
      </text:list>
      <text:p text:style-name="P4"><text:span text:style-name="T11">GCC's makefile checks whether </text:span><text:span text:style-name="T14">/mingw/include</text:span><text:span text:style-name="T11"> below your sysroot exists and fails if it doesn't. If no sysroot was set, it is the MSYS root directory. The concept behind this is to put so-called “system” headers and libraries into the </text:span><text:span text:style-name="T14">/mingw/include</text:span><text:span text:style-name="T11"> and </text:span><text:span text:style-name="T14">/mingw/lib</text:span><text:span text:style-name="T11"> directories. This path is hardcoded and not changeable.</text:span></text:p>
      <text:p text:style-name="P10">These “system” headers and libraries should only be the files from the MinGW Runtime and w32api packages. If you followed this tutorial thoroughly so far, you should realize that the files from these packages have to go to two locations: One is the designated header and library path (<text:span text:style-name="T1">mingw32/include</text:span> and <text:span text:style-name="T1">mingw32/lib</text:span> relative to the prefix directory) and one the just mentioned system header and library path.</text:p>
      <text:p text:style-name="P10">Note that the system header concept seems to be partly broken for GCC 4.4.2 and you have to use a different approach (see <text:span text:style-name="T1">GCC 4.4.2-specific issues</text:span>).</text:p>
      <text:h text:style-name="P13" text:outline-level="2">Generic issues</text:h>
      <text:list xml:id="list43637146" text:continue-numbering="true" text:style-name="List_20_1">
        <text:list-item>
          <text:list>
            <text:list-item>
              <text:list>
                <text:list-item>
                  <text:h text:style-name="P16" text:outline-level="3">The built GCC cannot find headers and libraries when trying to relocate it</text:h>
                </text:list-item>
              </text:list>
            </text:list-item>
          </text:list>
        </text:list-item>
      </text:list>
      <text:p text:style-name="P6"><text:span text:style-name="T10">You didn't put your headers and libraries in the suggested directories <text:s/></text:span><text:span text:style-name="T14">mingw32/include</text:span><text:span text:style-name="T10"> and </text:span><text:span text:style-name="T14">mingw32/lib</text:span><text:span text:style-name="T10"> (relative to the prefix directory). Please do so, because the other hardcoded directories cannot be used for this task.</text:span></text:p>
      <text:list xml:id="list43641920" text:continue-numbering="true" text:style-name="List_20_1">
        <text:list-item>
          <text:list>
            <text:list-item>
              <text:list>
                <text:list-item>
                  <text:h text:style-name="P14" text:outline-level="3"><text:span text:style-name="T12">Building fails</text:span><text:span text:style-name="T17"> with </text:span><text:bookmark text:name="comment_text_0"/><text:span text:style-name="T15">*** target pattern contains no `%'. Stop.</text:span></text:h>
                </text:list-item>
              </text:list>
            </text:list-item>
          </text:list>
        </text:list-item>
      </text:list>
      <text:p text:style-name="P6"><text:span text:style-name="T10">You supplied a Win32 path for </text:span><text:span text:style-name="T14">--prefix</text:span><text:span text:style-name="T10"> to be able to use the </text:span><text:span text:style-name="T14">include</text:span><text:span text:style-name="T10"> and </text:span><text:span text:style-name="T14">lib</text:span><text:span text:style-name="T10"> directories relative to the prefix directory. If you're compiling GCC 4.1.3, you might try to work around this problem by adding </text:span><text:span text:style-name="T14">--with-ld=/bin/ld</text:span><text:span text:style-name="T10"> to the parameters of the GCC </text:span><text:span text:style-name="T14">configure</text:span><text:span text:style-name="T10"> script. I didn't find a suitable hack for GCC 4.4.2 and all in all, I don't recommend hacking GCC to use these directories anymore.</text:span></text:p>
      <text:list xml:id="list43641688" text:continue-numbering="true" text:style-name="List_20_1">
        <text:list-item>
          <text:list>
            <text:list-item>
              <text:list>
                <text:list-item>
                  <text:h text:style-name="P14" text:outline-level="3"><text:span text:style-name="T17">Building fails with </text:span><text:span text:style-name="T15">The directory that should contain system headers does not exist</text:span></text:h>
                </text:list-item>
              </text:list>
            </text:list-item>
          </text:list>
        </text:list-item>
      </text:list>
      <text:p text:style-name="Text_20_body"><text:span text:style-name="T13">You didn't create the </text:span><text:span text:style-name="T16">/mingw/include</text:span><text:span text:style-name="T13"> directory below your sysroot (if none was set, the sysroot is the MSYS root directory). For GCC 4.1.3, you should also put the appropriate headers there and do the same for libraries in </text:span><text:span text:style-name="T16">/mingw/lib</text:span><text:span text:style-name="T13">. See above for more information about this.</text:span></text:p>
      <text:list xml:id="list43660406" text:continue-numbering="true" text:style-name="List_20_1">
        <text:list-item>
          <text:list>
            <text:list-item>
              <text:list>
                <text:list-item>
                  <text:h text:style-name="P14" text:outline-level="3"><text:span text:style-name="T15">make install</text:span><text:span text:style-name="T17"> fails with </text:span><text:span text:style-name="T15">tar: unable to record current working directory</text:span></text:h>
                </text:list-item>
              </text:list>
            </text:list-item>
          </text:list>
        </text:list-item>
      </text:list>
      <text:p text:style-name="P10">This is a problem in the <text:span text:style-name="T1">tar</text:span> version of MSYS 1.0.10 (see <text:a xlink:type="simple" xlink:href="http://sourceforge.net/tracker/index.php?func=detail&amp;aid=2504634&amp;group_id=2435&amp;atid=102435">here</text:a>). Please update your MSYS Base System and try again.</text:p>
      <text:h text:style-name="Heading_20_2" text:outline-level="2"><text:soft-page-break/>GCC 4.1.3-specific issues</text:h>
      <text:list xml:id="list43647903" text:continue-numbering="true" text:style-name="List_20_1">
        <text:list-item>
          <text:list>
            <text:list-item>
              <text:list>
                <text:list-item>
                  <text:h text:style-name="P14" text:outline-level="3"><text:span text:style-name="T8">Building fails with </text:span><text:span text:style-name="T2">error: stdio.h: No such file or directory</text:span></text:h>
                </text:list-item>
              </text:list>
            </text:list-item>
          </text:list>
        </text:list-item>
      </text:list>
      <text:p text:style-name="Text_20_body">You didn't copy the system headers and libraries to the <text:span text:style-name="T16">mingw32/include</text:span><text:span text:style-name="T13"> and </text:span><text:span text:style-name="T16">mingw32/lib</text:span><text:span text:style-name="T13"> pathes relative to the prefix directory</text:span>.</text:p>
      <text:h text:style-name="Heading_20_2" text:outline-level="2">GCC 4.4.2-specific issues</text:h>
      <text:p text:style-name="Text_20_body">While GCC 4.4.2 still requires the system header directory <text:span text:style-name="T1">/mingw/include</text:span><text:span text:style-name="T4">, it doesn't seem to use it all the time. Therefore you need to set the environment variables </text:span><text:span text:style-name="T1">C_INCLUDE_PATH</text:span><text:span text:style-name="T4"> and </text:span><text:span text:style-name="T1">LIBRARY_PATH</text:span><text:span text:style-name="T4"> like the following:</text:span></text:p>
      <text:p text:style-name="P3">export C_INCLUDE_PATH=/c/buildtoolchain/mingw/mingw32/include</text:p>
      <text:p text:style-name="P7">export <text:span text:style-name="T7">LIBRARY</text:span>_PATH=/c/buildtoolchain/mingw/mingw32/lib</text:p>
      <text:list xml:id="list43638148" text:continue-numbering="true" text:style-name="List_20_1">
        <text:list-item>
          <text:list>
            <text:list-item>
              <text:list>
                <text:list-item>
                  <text:h text:style-name="P14" text:outline-level="3"><text:span text:style-name="T5">Building </text:span><text:span text:style-name="T8">fails with </text:span><text:span text:style-name="T2">error: C preprocessor "/lib/cpp" fails sanity check</text:span></text:h>
                </text:list-item>
              </text:list>
            </text:list-item>
          </text:list>
        </text:list-item>
      </text:list>
      <text:p text:style-name="Text_20_body"><text:span text:style-name="T4">You didn't copy the system headers and libraries to the </text:span><text:span text:style-name="T16">mingw32/include</text:span><text:span text:style-name="T13"> and </text:span><text:span text:style-name="T16">mingw32/lib</text:span><text:span text:style-name="T13"> pathes relative to the prefix directory</text:span><text:span text:style-name="T4">.</text:span></text:p>
      <text:list xml:id="list43640036" text:continue-numbering="true" text:style-name="List_20_1">
        <text:list-item>
          <text:list>
            <text:list-item>
              <text:list>
                <text:list-item>
                  <text:h text:style-name="P14" text:outline-level="3"><text:span text:style-name="T12">Building fails with </text:span><text:span text:style-name="T15">error: C compiler cannot create executables</text:span></text:h>
                </text:list-item>
              </text:list>
            </text:list-item>
          </text:list>
        </text:list-item>
      </text:list>
      <text:p text:style-name="Text_20_body"><text:span text:style-name="T4">You didn't export the </text:span><text:span text:style-name="T1">C_INCLUDE_PATH</text:span><text:span text:style-name="T4"> and </text:span><text:span text:style-name="T1">LIBRARY_PATH</text:span><text:span text:style-name="T4"> environment variables as described abo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Bitstream Vera Sans Mono1" svg:font-family="'Bitstream Vera Sans Mono'"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fo:font-style="normal" fo:font-weight="normal"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621cm" fo:margin-bottom="0.109cm"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22cm" fo:margin-bottom="0.109cm" style:page-number="auto" fo:background-color="transparent">
        <style:tab-stops/>
        <style:background-image/>
      </style:paragraph-properties>
      <style:text-properties fo:font-size="12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6cm" fo:text-indent="-0.6cm" fo:margin-left="0.6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6cm" fo:text-indent="-0.6cm" fo:margin-left="0.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cm" fo:text-indent="-0.6cm" fo:margin-left="0.6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6cm" fo:text-indent="-0.6cm" fo:margin-left="0.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6cm" fo:text-indent="-0.6cm" fo:margin-left="0.6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6cm" fo:text-indent="-0.6cm" fo:margin-left="0.6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6cm" fo:text-indent="-0.6cm" fo:margin-left="0.6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6cm" fo:text-indent="-0.6cm" fo:margin-left="0.6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6cm" fo:text-indent="-0.6cm" fo:margin-left="0.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6cm" fo:text-indent="-0.6cm" fo:margin-left="0.6cm"/>
        </style:list-level-properties>
        <style:text-properties style:font-name="Star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1.27cm" fo:text-indent="-0.64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4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4cm" fo:margin-left="1.27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4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7cm" fo:text-indent="-0.64cm" fo:margin-left="1.27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7cm" fo:text-indent="-0.64cm" fo:margin-left="1.27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27cm" fo:text-indent="-0.64cm" fo:margin-left="1.27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7cm" fo:text-indent="-0.64cm" fo:margin-left="1.27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27cm" fo:text-indent="-0.64cm" fo:margin-left="1.27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27cm" fo:text-indent="-0.64cm" fo:margin-left="1.27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999cm" style:type="right"/>
        </style:tab-stops>
      </style:paragraph-properties>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and-extension">Compiling a working GNU toolchain under Windows.odt</text:file-name>, written by <text:initial-creator>Colin Finck</text:initial-creator> on <text:date style:data-style-name="N84" text:date-value="2009-10-27T23:08:26.30" text:fixed="true">2009-10-27</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25T12:57:35.15</meta:creation-date>
    <meta:editing-duration>PT44H06M11S</meta:editing-duration>
    <meta:editing-cycles>81</meta:editing-cycles>
    <meta:generator>OpenOffice.org/3.1$Win32 OpenOffice.org_project/310m19$Build-9420</meta:generator>
    <meta:initial-creator>Colin Finck</meta:initial-creator>
    <dc:date>2009-10-27T23:54:28.28</dc:date>
    <dc:creator>Colin Finck</dc:creator>
    <meta:document-statistic meta:table-count="0" meta:image-count="0" meta:object-count="0" meta:page-count="4" meta:paragraph-count="57" meta:word-count="1253" meta:character-count="7602"/>
    <meta:user-defined meta:name="Info 1"/>
    <meta:user-defined meta:name="Info 2"/>
    <meta:user-defined meta:name="Info 3"/>
    <meta:user-defined meta:name="Info 4"/>
  </office:meta>
</office:document-meta>
</file>